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8cm"/>
    </style:style>
    <style:style style:name="gr4" style:family="graphic" style:parent-style-name="standard">
      <style:graphic-properties svg:stroke-color="#fedcc6" draw:fill-color="#f58220" draw:textarea-horizontal-align="justify" draw:textarea-vertical-align="middle" draw:auto-grow-height="false" fo:min-height="0.75cm" fo:min-width="27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75cm"/>
    </style:style>
    <style:style style:name="gr7" style:family="graphic" style:parent-style-name="standard">
      <style:graphic-properties svg:stroke-color="#000000" draw:fill-color="#333333" draw:textarea-horizontal-align="justify" draw:textarea-vertical-align="middle" draw:auto-grow-height="false" fo:min-height="3.25cm" fo:min-width="2.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1.25cm" fo:min-width="3.7cm"/>
    </style:style>
    <style:style style:name="gr10" style:family="graphic" style:parent-style-name="standard">
      <style:graphic-properties svg:stroke-color="#00a65d" draw:fill-color="#00b274" draw:textarea-horizontal-align="justify" draw:textarea-vertical-align="middle" draw:auto-grow-height="false" fo:min-height="0cm" fo:min-width="0.813cm"/>
    </style:style>
    <style:style style:name="P1" style:family="paragraph">
      <loext:graphic-properties draw:fill="none" draw:fill-color="#ffffff"/>
      <style:text-properties fo:font-size="28pt" fo:letter-spacing="-0.06cm" fo:font-weight="bold"/>
    </style:style>
    <style:style style:name="P2" style:family="paragraph">
      <loext:graphic-properties draw:fill="none" draw:fill-color="#ffffff"/>
      <style:text-properties fo:color="#d4711a" style:font-name="Arial Black" fo:letter-spacing="-0.06cm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9a870" style:font-name="Arial" fo:letter-spacing="-0.06cm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333333"/>
      <style:paragraph-properties fo:text-align="start"/>
      <style:text-properties fo:color="#fffbcc" style:font-name="Courier New"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00b274"/>
      <style:paragraph-properties fo:text-align="center"/>
    </style:style>
    <style:style style:name="P12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8pt" fo:letter-spacing="-0.06cm" fo:font-weight="bold"/>
    </style:style>
    <style:style style:name="T2" style:family="text">
      <style:text-properties fo:color="#d4711a" style:font-name="Arial Black" fo:letter-spacing="-0.06cm" fo:font-weight="bold" style:font-weight-asian="bold" style:font-weight-complex="bold"/>
    </style:style>
    <style:style style:name="T3" style:family="text">
      <style:text-properties fo:color="#f9a870" style:font-name="Arial" fo:letter-spacing="-0.06cm"/>
    </style:style>
    <style:style style:name="T4" style:family="text">
      <style:text-properties fo:color="#fffbcc" style:font-name="Courier New" fo:font-size="6pt" style:font-size-asian="6pt" style:font-size-complex="6pt"/>
    </style:style>
    <style:style style:name="T5" style:family="text">
      <style:text-properties fo:color="#fffbcc" style:font-name="Courier New"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4cm" svg:height="1.352cm" svg:x="1.1cm" svg:y="1.138cm">
          <draw:text-box>
            <text:p><text:span text:style-name="T1">Trolley Service CI Pipeline</text:span></text:p>
          </draw:text-box>
        </draw:frame>
        <draw:frame draw:style-name="gr2" draw:text-style-name="P2" draw:layer="layout" svg:width="8.3cm" svg:height="2.039cm" svg:x="12.1cm" svg:y="2.3cm">
          <draw:text-box>
            <text:p><text:span text:style-name="T2">Accept Pull Request</text:span></text:p>
          </draw:text-box>
        </draw:frame>
        <draw:frame draw:style-name="gr3" draw:text-style-name="P3" draw:layer="layout" svg:width="5.368cm" svg:height="0.962cm" svg:x="12.1cm" svg:y="3.438cm">
          <draw:text-box>
            <text:p><text:span text:style-name="T3">Libraries</text:span></text:p>
          </draw:text-box>
        </draw:frame>
        <draw:custom-shape draw:style-name="gr4" draw:text-style-name="P4" draw:layer="layout" svg:width="27.7cm" svg:height="1cm" svg:x="1cm" svg:y="6.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279cm" svg:height="0.962cm" svg:x="2.731cm" svg:y="6.2cm">
          <draw:text-box>
            <text:p>developer</text:p>
          </draw:text-box>
        </draw:frame>
        <draw:frame draw:style-name="gr6" draw:text-style-name="P5" draw:layer="layout" svg:width="2.225cm" svg:height="0.962cm" svg:x="8.878cm" svg:y="6.2cm">
          <draw:text-box>
            <text:p>github</text:p>
          </draw:text-box>
        </draw:frame>
        <draw:custom-shape draw:style-name="gr7" draw:text-style-name="P7" draw:layer="layout" svg:width="3.2cm" svg:height="3.5cm" svg:x="2.7cm" svg:y="8.2cm">
          <text:p text:style-name="P6"><text:span text:style-name="T4">{</text:span></text:p>
          <text:p text:style-name="P6"><text:span text:style-name="T5">Class Boo</text:span><text:span text:style-name="T4"> <text:s/></text:span></text:p>
          <text:p text:style-name="P6"><text:span text:style-name="T4"><text:s text:c="3"/></text:span><text:span text:style-name="T4">Nice&gt; <text:s/>bit of code;</text:span></text:p>
          <text:p text:style-name="P6"><text:span text:style-name="T4"><text:s text:c="3"/></text:span><text:span text:style-name="T4">And some more;</text:span></text:p>
          <text:p text:style-name="P6"><text:span text:style-name="T4">}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0cm" svg:y1="7.4cm" svg:x2="10cm" svg:y2="17.4cm">
          <text:p/>
        </draw:line>
        <draw:custom-shape draw:style-name="gr9" draw:text-style-name="P10" draw:layer="layout" svg:width="4.2cm" svg:height="1.5cm" svg:x="7.879cm" svg:y="8.3cm">
          <text:p text:style-name="P9"><text:span text:style-name="T6">Code Cover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cm" svg:height="0.4cm" svg:x="6.2cm" svg:y="8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2.225cm" svg:height="0.962cm" svg:x="15.475cm" svg:y="6.238cm">
          <draw:text-box>
            <text:p>travis</text:p>
          </draw:text-box>
        </draw:frame>
        <draw:line draw:style-name="gr8" draw:text-style-name="P8" draw:layer="layout" svg:x1="16.521cm" svg:y1="7.4cm" svg:x2="16.521cm" svg:y2="17.4cm">
          <text:p/>
        </draw:line>
        <draw:custom-shape draw:style-name="gr9" draw:text-style-name="P12" draw:layer="layout" svg:width="4.2cm" svg:height="1.5cm" svg:x="14.4cm" svg:y="8.3cm">
          <text:p text:style-name="P9"><text:span text:style-name="T6">Run Unit Test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cm" svg:height="0.4cm" svg:x="12.5cm" svg:y="8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4.2cm" svg:height="1.5cm" svg:x="14.4cm" svg:y="10.628cm">
          <text:p text:style-name="P9"><text:span text:style-name="T6">Create Release Build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2cm" svg:height="1.5cm" svg:x="14.4cm" svg:y="13.033cm">
          <text:p text:style-name="P9"><text:span text:style-name="T6">Deploy To Artifact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2cm" svg:height="1.5cm" svg:x="14.4cm" svg:y="8.3cm">
          <text:p text:style-name="P9"><text:span text:style-name="T6">Run Unit Test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2cm" svg:height="1.5cm" svg:x="7.914cm" svg:y="10.628cm">
          <text:p text:style-name="P9"><text:span text:style-name="T6">Code Review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2cm" svg:height="1.5cm" svg:x="14.4cm" svg:y="15.4cm">
          <text:p text:style-name="P6"><text:span text:style-name="T6">Update Library’s Version</text:span></text:p>
          <text:p text:style-name="P9"><text:span text:style-name="T6">Number in </text:span><text:span text:style-name="T7">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2cm" svg:height="1.5cm" svg:x="7.914cm" svg:y="13.128cm">
          <text:p text:style-name="P9"><text:span text:style-name="T6">Merge To Mas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4:48:38.589545938</meta:creation-date>
    <dc:date>2019-06-26T10:48:34.602184740</dc:date>
    <meta:editing-duration>PT11M15S</meta:editing-duration>
    <meta:editing-cycles>5</meta:editing-cycles>
    <meta:generator>LibreOffice_Vanilla/6.0.4.5$MacOSX_X86_64 LibreOffice_project/6840e4519a6ce8bcc1328eb2d87b5c46c6df1038</meta:generator>
    <meta:document-statistic meta:object-count="20"/>
  </office:meta>
</office:document-meta>
</file>